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officeooo:rsid="0000bef3" officeooo:paragraph-rsid="0000bef3"/>
    </style:style>
    <style:style style:name="P2" style:family="paragraph" style:parent-style-name="Standard">
      <style:text-properties style:use-window-font-color="true" officeooo:rsid="0000bef3" officeooo:paragraph-rsid="0000bef3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6pt" fo:font-weight="bold" officeooo:rsid="0000bef3" officeooo:paragraph-rsid="0000bef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officeooo:rsid="000d8288" officeooo:paragraph-rsid="000d828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bf217"/>
    </style:style>
    <style:style style:name="T5" style:family="text">
      <style:text-properties fo:color="#ebebeb" style:font-name="Monospace" fo:font-size="10pt" style:font-size-asian="10pt"/>
    </style:style>
    <style:style style:name="T6" style:family="text">
      <style:text-properties fo:color="#ebebeb" style:font-name="Monospace" fo:font-size="10pt" fo:font-style="normal" style:font-size-asian="10pt" style:font-style-asian="normal" style:font-style-complex="normal"/>
    </style:style>
    <style:style style:name="T7" style:family="text">
      <style:text-properties fo:color="#8cafd2" style:font-name="Monospace" fo:font-size="10pt" style:font-size-asian="10pt"/>
    </style:style>
    <style:style style:name="T8" style:family="text">
      <style:text-properties style:font-name="Monospace" fo:font-size="10pt" fo:font-style="normal" style:font-size-asian="10pt" style:font-style-asian="normal" style:font-style-complex="normal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style:font-name="Monospace" fo:font-size="10pt" officeooo:rsid="000d8288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ifícia Universidade Católica de Minas Gerais</text:p>
      <text:p text:style-name="P1">Praça da Liberdade</text:p>
      <text:p text:style-name="P2"/>
      <text:p text:style-name="P2"><text:span text:style-name="T2">Aluno:</text:span> José George Melgaço Souza</text:p>
      <text:p text:style-name="P2"><text:span text:style-name="T2">Curso:</text:span> Engenharia de Software</text:p>
      <text:p text:style-name="P2"><text:span text:style-name="T2">Turno:</text:span> Noite</text:p>
      <text:p text:style-name="P2"><text:span text:style-name="T2">Período:</text:span> 3º</text:p>
      <text:p text:style-name="P2"><text:span text:style-name="T2">Disciplina:</text:span> Laboratório de Algoritmos III</text:p>
      <text:p text:style-name="P2"><text:span text:style-name="T2">Professor:</text:span> Felipe Cunha</text:p>
      <text:p text:style-name="P2"/>
      <text:p text:style-name="P3">Trabalho Prático 0<text:span text:style-name="T4">1</text:span></text:p>
      <text:p text:style-name="P2"/>
      <text:p text:style-name="P4">Após a implementação, foram testados os valores <text:span text:style-name="T1">150</text:span><text:span text:style-name="T3">, </text:span><text:span text:style-name="T1">1500</text:span><text:span text:style-name="T3"> e </text:span><text:span text:style-name="T1">15000</text:span><text:span text:style-name="T3">. Para encontrar o valor com mais facilidade no documento, utilize o símbolo </text:span><text:span text:style-name="T1">#</text:span><text:span text:style-name="T3"> na pesquisa por palavra. Ex.: </text:span><text:span text:style-name="T1">#15000</text:span><text:span text:style-name="T3">.</text:span><text:span text:style-name="T1"> </text:span><text:span text:style-name="T3">Seguem resultados:</text:span></text:p>
      <text:p text:style-name="P4"><text:span text:style-name="T3"/></text:p>
      <text:p text:style-name="P4"><text:span text:style-name="T8">Digite um numero inteiro positivo para calculo do fatorial: </text:span></text:p>
      <text:p text:style-name="P5"><text:span text:style-name="T11">#</text:span><text:span text:style-name="T9">150</text:span></text:p>
      <text:p text:style-name="P5"><text:span text:style-name="T9">O valor do fatorial eh: 57133839564458545904789328652610540031895535786011264182548375833179829124845398393126574488675311145377107878746854204162666250198684504466355949195922066574942592095735778929325357290444962472405416790722118445437122269675520000000000000000000000000000000000000</text:span></text:p>
      <text:p text:style-name="P5"><text:span text:style-name="T9"/></text:p>
      <text:p text:style-name="P5"><text:span text:style-name="T9"/></text:p>
      <text:p text:style-name="P5"><text:span text:style-name="T9">Digite um numero inteiro positivo para calculo do fatorial: </text:span></text:p>
      <text:p text:style-name="P5"><text:span text:style-name="T11">#</text:span><text:span text:style-name="T9">1500</text:span></text:p>
      <text:p text:style-name="P5"><text:span text:style-name="T9">O valor do fatorial eh: 48119977967797748601669900935813797818348080406726138081308559411630575189001095591292230585206733851868464009619343585194052091124618166270271481881393331431627962810299844149333789044689395510487167879769325303699470467829234399263326545652860748605075746366928323606645492277541120083438086727369377887676000211405318480244354207419604864176969950581435222198851194568984095705945549589054568321792338919149442985919957734792959402499096845643020401869381175603964424333222114125974374817804242633309769804293952870034619354125014210045647664063240162007560108665290568646128342557147350985358724154623253371867470765120422073867963935775258692109753041762094343569050497470353531764481503174750911858230906998361066084787758316110585736013365377431860738572261325738233656835271947352695180865573043834027955539012765489372645042504406597752357481931532872356635411224578334040522294746402829585458478708778346379431862368824819009177091444034885941394319343910223168655869761799669075059527608502465593181398566214786801211651657222004123456498258513120359126022843038535083709796101565934859483203933443308601475813108363074118562404412420191947127585482919172173045961122122701434297870691932154082986945954748251105782181586397275820342101470457300633590139512919549474113721711616912519714191760699935509810254849967087635936181176363954224186031346682928878492872249485456690138831610135377916327940503701400290125509132140782614640495733518048670983360134097860364762638658894873174499870133559364805443430831459505987809215393353387232078177562975021460595422358573128085417162336030235138652735438053034531962620811566019896879275257163988352090874930346115518331202927263708446729394381879888839549731876978682249320628599631628662375508826209854754631984276392670919216923002770077734756077549035942976209159416211581439461484509549370357486770276807687544580164314647595031368948490282897173328013518435758700056425922638411889496527975846052717958044813737086806600171993703579485864029383208714528950303253881360812631162134750100307772634337467012820470715650810714689905121432259528505483053930402217400686061612471659630192434864094539828085677465383026128353771071152304197549798870706139893609140045659756285435787771636258253666592102151236142132724425850991205720020493660580896600891888594659612927724357866265934517615841298789154462249169688860092640284756382431746120357767933119589280468687348061788072986362788582227019465263474828590646048451070702</text:span><text:soft-page-break/><text:span text:style-name="T9">923434422714349595857654843699542321849363652767771978314681013589442955219879702008068934096624650625769705233333462826013860098698155180331145365652453482955497979915586438474687345677874451117702250441711504844638414485210092261397271970571029038581873069951161330495772310508760528249706514238384269808639507080418298318311361373628512041716415196868334254119137139589149597210032153545941114666530498906529240798164804007394775927836045668573993316428972539932745757171947402454257142633700815922407278403640595355142075599446056337986717212316223257763412164180899532722039383244462511410346646148863397237096276822656157561194665545757017429842404840309758925618650507921043007241637877939825811059339138925526124514467627126548126795078784022672860886251974581362141782786407402896309678008909663263987018538107050886193489012497405005820727271232733728141775132722013860591169620692789290456794698409808557447756701311883266010859016027592252397754508251628808293537776536569608111330584797160694847898923196743970244451842702266403326317319092117151143971679500042590269255093130215984418097418435474300467281949798227102529873732749027992079700287275900856241172902880909546551703263202853584498085358955307673717177961902081098618729046348849060249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5"><text:span text:style-name="T9"/></text:p>
      <text:p text:style-name="P5"><text:span text:style-name="T9"/></text:p>
      <text:p text:style-name="P4"><text:span text:style-name="T8">Digite um numero inteiro positivo para calculo do fatorial: </text:span></text:p>
      <text:p text:style-name="P5"><text:span text:style-name="T11">#</text:span><text:span text:style-name="T9">15000</text:span></text:p>
      <text:p text:style-name="P5"><text:span text:style-name="T9">O valor do fatorial eh: 274659903348516826648255815026266753776699833026582418739847875253045210793122532740853073321144465098302570904958223242651688997603351488417071188234715947039096494968520278629124983763642951334817546552420880336946205213323561252923593264503848349732519698233908059735393111177667189525018722186815141889147252250088618366643924510365629085240383086414933535428101038791771944304576742714227650854262308074946692863965851300258731859511920200655441856259006342802457058491335711469938283095956838033428768211676886936383886917781049237447219374767617152191509818825747743812589699521754244065141831150099981307140455833404722069887651682584452078021855288548764791508316246302379003109653184913127744165755186825595853761634802070716339448671079976012478437416896706719083259278390158138548712249684170110111798225206271610929887835895813940105502901588288109491869141749286683674794137496316777923387036488338321958745682319156012692183199919775121143440964406279924806583181745196975127525454797883759813599884124194218770311952320221970920121012168102746626924720211855673788320549452128292181460862230159528236369434982997177338591615142134927344689457555421041254815900581050859784335009276045033648785845681912262831709408567949942628407444184430625350142366383772647192484864759658083114444347868279156261432674131999917118718065805411752844385658032313293725161743795619244541580422007819692624426537417786823931927512633428037531384676130448634012919743255733105907708293722240193268652944296681734286795219617310213887296021095147507918160925938859433893580061960921289886844699499421914853444388918196470290585721319559553188122059016480745395381145336404664717227740957157117297553566197034647103855223345866250370205646955609116294437836001420379565886726987580361115691267020097462656043072096375955514170007107150963476819574221078516008641204155403640766526734180328336840283679702855032930350529437454678966394389766412791068665744879101348059678033270850348204288861770000931589005649659679787714683105135463047970978415281370673202067343688916225404395268362200268825165988927750470954374651955290555175944010553973394608714655964448946379933613628920162919514908809300530599715109086833900795675802799289170516558898667866650080027798220595305497001609573840353078930457649151635642820486594520882379412625814423112748164484824874902360094855513426449352125528793289640367757094191912084967208526742572704933129969945959991118079499707563249314770281753867516142468531057317725790227752479853476063996200080768381290525243037593921710406264044615718310230094878911885667682092228717062132037430697624014536025431815800933965042747855342598077334095991608146441601613598542759930532977395995443080168272208587168697375846869932092685875277929850063210465336133051557672102501928368400836906516245169120107275891211221389027711369217512183895664992456089079368</text:span><text:soft-page-break/><text:span text:style-name="T9">3756928558033512133778091927521989922455440651313636894435057292199252169131730917599074253256732997673635169609979873334261413620690109043320514216008541021696259668569570653629645319683249523885492077946423013722659057342897955970803054917297260916210481497208804260117867028079413208892681365296833228657654028527438433744565177611456352555719065646388535860749037284312612891733525396252847495009286057959565927000394329854113873231021003086773770310944210913675009290098692324206365326893067082076633275229486217610449595373820024891266933839052398929625388615663362698066038983247472271451830894761802123981686597057847071071768371027956153665065676387736658510155005259063241444303117573163193052262975746459559676632284812716495148039124880079658884682225886934585363552320915524434982105362584006282604286849408097012612987394307175359771257480316547678184416792837520661939896013629536423783952208712521071538466636111574977077320139520883136233144390807760348499424896721856434553867180011287526858458586185198645095557002353382355838963887521248110224880797454588339176978659091845142831405064580647058807569112537601988671264692495916241053976390024718588162758994664509551574416784308523085260373801519461557653070966409595631568620785941599725742639892113550734530805491331597328888153043302157072017809484505863687446756063765539578544174606956807217318822864538284240117836943811660284147808886442584555225697962797333452800107105528771721287479098175009589053929488016605325289293476268639602970281870424425555625894458450674386139240111325818874997188496712191994176259674565361117559280492875334742775796800878715599400901630786241945387796049526424586394841263130792109220313122634919767461442447544778220252727930054308163050079361821842391281347702585527627010413161241177692507334647727395347707752411529076649773761767852179473995733801425214928313791804863857148711746846982458986656775796981662945876239961743190323684029165676650298404386513231885229340918714268919517040551961492505336980668128403900767061781867125783080015213377874957766995410867400277307247753032860877000401711076692098060952180591662089587310960698262989371957749344668210995084237063158920508881204520702643780566585287331569528194429069570750979564772886789300609122157700623323306921328894448918363047621893542295557298515302189912114332007614782621052735365248873486254906812630375244724206026439418327221933566468666244461614888866352717261008828445286354361707354745782316747840981676978843025562042200723644934069858100007593528205822075412252956974030288514787216266390952795270478929528316847512961076759077889604547797400308756454689309655985731730457655556019716405219489956423341277094197049359472511747828853611479211958440262540927859263404344947743342505190361344696878333533746833027237673481642797974799286247766289267410125889542628388917263697705457790284388214672773562115778451747816000758939703680707325317252330998961348566167268622324227463689539965193030097339686207170102614333792084936371057439839394333681340818628198741828273465839855495956898151037763956330563341851592349859092435111562245260970611213100964051525767119549868379941995239696286602560656033588952103613756170514963416813972381708282345413786164898601065056680532583203071491382084415003644392261484182427617544234506626653488064071052061149485474123348164017173457439798305162310105205692714641799468160502204875916712536345522447494523305185204382546156476588145208672153790872090084766988625481086191571291084496849521469168119461293029967160944171832336664255005319836002324031673862627206815845551263274417420201624868896862616970253881194613751263177935357731700139638796853164789795784523282300629080517238056909466538600295879579853084726783348366908840221011666154073606094541139889778555538175450548909556325030430088033453700128275975480248920150348626774358256135434570022005591079260351752510504531227799711439742751808318230561623823655524958243020115208915582726753393691284628734249457054093159846498249445533316513327169076836543943187367138627220695234382829702469821908404106456172746313875460892915497497378405799724811077571299832461665770052007277424086273774318117214580346697392820062559016323150785161740338945967696590995198761802273975220418478337850208325632767710486368663149843536666832681235009280581142980371362332566634680531920828707139864578675225393082750641457823282735055328510235041736183940611065445069760662492062075223371558591116715769653120591633490708608357354557704326018977731690898233261597406435238086291736322478110522718865761126853038636288607517322960390359373130282917214305315449980849224858114712730402575614592826992104042147895831207389260701157481919002754193673304864568117502925502047125666346425459323463806964644724845771429693305289897522637030384607977345113084908992705256208836946399085775066953785294888522570106885124595674616714290340359665232671669443153510176782194091769493642357398828096857</text:span><text:soft-page-break/><text:span text:style-name="T9">6940004432756486167111945305162693285941814453966485736323050269417377261364528092066792110026943171639263950531886359458416341477690037464823077496373233726000293550534933289698176286548937126007081699748323204774345317081031082151782095905259184608415187188990002525277142109063686713245604499125018468944044406325658144482955666133050698129670853947109511629314063643481826696047549149427532563115096242759804192514492120831962336634414388027198742696467158883157592675432258254167804716020047556939877457730067082283106929744635552574368558657152544379315002956530543959907706800256480661427451509955195894613574824854648720531414542581745515643095884869060110737914922896355567215305976489800862506901835992840737723091437481389273515461816963069992763667675922427762884008407254526302779640945547857625666100884220626305856929083880933590305799740227380795331774276204782730361320957578652459278721578849689567058243797185931740000824704365244370723509848464826384632884736144463006466419297230752509023122086153724145646498911210114027002162101436938605369893484447636459216692583656886396867902899950367492818440848780576354444996801530027392836735982095450720378855413013313724874522241499069319326718225046167310970876121172851285745584622722302989250578578202303749661061316704066087861251598244996096391830324966867620679668155841013078531354533762126619266762251298516410929324581148847565984512220254546235509816025787571810029543257839515985791761674928304879873085107904973043635235355280947081392343594542164355107888025553772199150404751590278716664950177280078445181540603754920330810478390953033164048736770671779649158285685133227734301047662823122352399744109392788853267007309581455277176555393473601298512112434593067873341883012737957963775658503707672642856327881263609862972745419094103213618990305501850023967075124244712164799644913224720945596371903850020102324596877519552320291579107709837434367224712229394818930122228764008119941659588808651683446595767202357640220439962409076550528017197110875228765519575121358104736980344998866206614011034777668815740158817715319889578004997481549783272974448851892955368295550972190935967788396167392605068141402989645534291628259383229707123496039587684438887708869522276728558963515508566062207365850471544940564808777866462999191368799188216368555820089265972256180643603889485122698416153137962677678537746683776729195800985131406797992424694666934906100143149795704868300865629672719493377748968632557991407146787594271635134563868276711920174262695044156902344815140055011274093049489398071342792889214752898132685339882988960620994124781698766692127164191414914178787507363083670270248348034194285618797333534268873257389164516582993250264976509732552455045055311341474899983958076012654645330113165245380722857173045512750260594753647317013353889012260035665705579681342761223670953168261282364466707471198800363388679459207333885368853730371586675108340270103959284436331964870764882711133815835764414539659551922154814819114095975621575476215814571628979766759234057809894672153445711509039482599199442364937890023754388139917758388769486716422312195677199025938008223637850367242139201174565388616642541941738816415515412956397649798416832922375811265226748015651851240361784013997041452607928969798049899095889271121120004903449448995192155204876778465677688819731240587792084572630496095370417158515191990125655839314885313288362585807886624423322805347350248285158852563471693484581087389305042634947892726571130082844750882706409622293479483065983390623903779585222947865553982761017356684567816988651282478502873343404490569421896607732353678434717451419937224099640189195002818224719799300622283615029070251098208790542794626447050283192307266928122392358667157456108860908995278298362953806123017146844456367094035611657718504433623208559459989741964130725710202455805960316634709413977497626646303075558323302739646509875674572526709765114790527810760631862080529528195148898858639287555947473778202044991745653695772145449515357826515463435671873160885935868310886819702325347487433290664744422935188355316374416104536382282359377361854556282672963631975495227467026089976804181148504455327921947753451148143207290187087095807263860941985570488193175240849289380430691157775120599154493519647498957938914923676789391093518246860413324697731550373346714544923687317688789668796994906351303720086217260289319099970938300460638170931052129130389185373166883190790123788942289442889920597599233903299694578983311859388266674812243140355677692371937375432332935246085393725521146353559354734480659044672435720950556076811230787969748856499115752670581059726388718548409421984474200121633483277920853184669544048225845556464309200952154462407416984747114179535489425912794906027824262593228118352467675614880822111169466245793704548106690629644329835173245159034851968579207428625561003820878218101281519296261696237465155179798027809846025702267532592757142035273496934144</text:span><text:soft-page-break/><text:span text:style-name="T9">1108659303915723618440162778047158479871675644881514901033248906903825631658270991092480761099585207365519825705677713127354135217401581704726826660697859588040439846016195042721733397359473152446199708650313413409599184002550706791452177577102829704934652094201999369175637465322197249722773626809142266549666789932719510496809204732969834176039564171197909698955817056293117543024376170238906986720346317671647184090975413014888332038846543614109227031494466305525691583038174587141145932399103445878292629186346202659157908584893076556145537326949440291939563794549313696028983024859818918532256100614992514608932666471346135763026191951107452965611617983545091188225531247665848867686858811593728146218130233501160342986753484201158561262460214745591719702358330959765748762803827575249822893410125090462531981656766571399732049481564402099553715915079567618966240809251266323930726299750573574984993908140266138675274280474871256323383890736974154081956680016387504312845975391319957132480675821717908616418137235275485972231572201546791322084760960812071767828541037401126095150917383072938634578072732288702578710180661327523279653350402881832058088943751347700548657300089425228072025328969998996816727108714445588707190272419065364241196855286550525437646623334892393613704457348578889641903091952547994463833589553845896328910320831925248227351499582329027987245258433632367948824479956441459965932333083192012762223795565267889849046717250427160805919100632108716402665330449311656666535556637818645705764521105594953082206347213447214520653396723020882012365685209813784484347641884406783528696167401848442708061427423104085453688235873176794174797966409494335818020483163365092078281637297856714173825964327429056053353667157401852064627536558859609000291951391260461660902856617473204667135365967067775567621120643728685969201089340241075460015821791142456408144479185057652035531349565305595726396413552012766274332530959566333217499560147262877937427711381045756659135695876888652013647573648040250055685048277504031728460050697605232403757936112633979529381072518154896106362153435567973729041995912199633194469870994473154151933658673735910520691340416455171227227306083770797928196069333384335835872655230303049713184058607394482692212199385367208651638830595458803227942029214920165231101555173804297648807574245193515728872999690359590652731843437194451467309500050044565250949636823518508768242908075210376396299095752568450451352643666016961956538234118932428049328800065574453567681260691698441377889451938358984999589350492672358616816866405774774943728180375528476517733080250457102350865294867668890839632861247415115831476107012356335437139850556458558214120876799315121323967460272742676961576973920792779089181639087666186922743882715015749740193259240922619229265177747658587172110361591154773506794275385027573278054950005421999908089050759629294175898999599471133619319682852764570981660463267472503216582902046491058009480114131126755089188265380952898185519972432990567674099104146610551444912531769418038352095940381599722236299021711634261755315581026088992229971045171325013324135946667821515462066136103440680836829302938866901615112509626870924023719576919012298602289480554855820326168036388261802303828287733401821566694499565233532317365482222366602686142491450485220463798202616943101618802636711217190829860815756684679325110461534961601799932446473385046205338897146923525009440095590681288007700794830582698910582890458841766832189685356555063248413212693072213243493671454201470093322921883201642629293951690711352436728652924484995968210971842230560589313738532790549036628963135375279358513945409684745911975260314934479599623906833076369115209684420826083398799347715939608914107296387670936030133792337145893626468461438241228966203105671326150036891357783131698529733085349489956617675173761880981683328374126514108087256932949619987944466495594482552775116636694404085999813485628729122964462008283960201228113949932911226011233888860850952394004796548822271475935526628315275160768728959089697319509401177944990263685345461617737133334386353959139205027128369651352739614800909228988126075568071354285607790485492584572933062337727895705846506389093868378791818273780977725817418365104271961807997381137452228152266179424799933865262546756789122860380818051998568957522921821857966913575545429226476565593478870015297453970094266702292561816711703267616083809898860375141962506810800608595488510280736821939201452689963073299704960712349436395743900980902646483565176030188162939314472034109600979488036405891148867733300275906332687128115592107855628578526481369254589675330344785650244401798654148972928172374315506050135208808332026955352187553435649032651820544217371079077588779520200075094380555800037457994530106272425441500470698309031651296227557700819362760045831339590954022305233177071679788430529852436488568554952277455797674909757560531167025020146578545576638874245729536418551276991199343</text:span><text:soft-page-break/><text:span text:style-name="T9">1916369644741215499375221318203028213128911804690843783734504310603999985457020701014048834084729111067070361306293090906307494994912872350899910048799536578311133233223341023877558565226288292177295821157294738629124916951346731214224384157394684600859624358270636952869986558956549041896355108272691388122500870746696365732536028392975634203771030939427248207911951565871642393163586165786541764841068671044680547650795050719676078001558731163593418336583260564717398963348453448644058306837634734364067351465941384192656762423391381380155500201512876513538340415309078739586935490197600817813254930363445507607604120566904676343817858143749083325178597134730911554508477673432120614627139877968214379973844930761017675814265253348992994676528406691287643201431340090685676307912571764612647884328345487006805820866122102182463637577754549768363817609308476683214709428464525085379856825529350907240041884391407669372871693541184896437100848444627805813388636166513175112359270476826139618455399683549025827226131091064463211957078827630196068269315542866222872635015414633097052925904842379370602355946919302645347185198803272495566756575750384912452684038654159329698279107861110357251668217756461185042140189892667514146502778623965179165464689444789883824919524952345174711037883107395126472586586622651984556383905765184438717438405185321825280636045388833466628852152836030515577119446275635248368674640346921947331453370351317349071626230429327576426097434902899785766466813993827032504707640343918784698604499235447415474061118430423346662563923471195976916585697911364138398007937422754150211018903793821927074292935418136781067848191804960568003610866738517721861877567383324037196488722003261242536040618914936732869146618049743331872616337110571773060646073363281835149566562698032178519289944695774167501998623484517743507429596243636834604321798911177345317162741986708778901262019784685527679937356580788878087871703598712230029063929894416818985627840278825697313226436474458873999089438320695618052041842289410561116777148931485165057220850451771351992770666617335909418690919140486368009019542292139231419816592637698232437575716795573682591187645641104066552272135103135372646960589855604994872718516751783747976107587044650149984623555765443956103454548615837366180827432678295497840976819278214611718444447210748651761586338568770720267125005317523941010484161311614087725712747402804653000595980241907792608423061127166226829411442413696921947985489948214933959625718129005411214716767772224453542404637477173245192171369119837766662642070148501286748040822371500716710015388148468838186503986582543630964715525472711703760604192015910957302324568533846505353727519984530105635721169923206428071815817754818202713430149939131636295413221548416571253233548802726128718912793407539752977299456338169791574950023384305082237808675301065358512575465322014208563450590823169674732027106367110514426830978255478587717985753276645397563062210391742364632137472513928596898150747172377472371062607940743244572418001735548415637321388928311623092450594627691565952486740829595926506763022868623441773123991009530988516465182662891831870701532191042096174928403365753717357380370412868741201935407515154345137073189327088918713286178986784734586874077575918192812577768290956450704314568645741544171233123458196258458370284898347982859146906334769882725761819419111421498690908264040080454319521319633224298729961443125612617701969172701301233924103779369997717137463971827481532701436791527358804184840863009168926386929656047456659106256544234134250706511342939486168664856216597292577434894922285465851598534012453602128371476856973181429929631775982977604920465798397772312325966408765801935972987433459582526479753531670843783842555221961686251294523645919823330547149675596264369013580965624907062890384161875396681622649064540679272001803505416795725927244280946083804599396841059390075097672249089448696971680984358632686872781200211428105683455121133712373472564508248258238119403756018382857532266939660573077733135352200863146264370415883060239939466045853177749861884815757774361311544334152100017434350482851792027323620998648465508214624717147009261949570547645484213692203024546818408725477654762883337382808852533168319634900116753711095785332292748417504930693248566235704280436345198246995243455931798100446013146127453202374730114774540429751672131669884928542638163902156060554523374656580885667550864860607578192718802166904052252163964453905705834662663480106833665002023606966852741970194872451837857666635274278812253395548281151886381854565076811684845246889554687187105869433372665366669600674248713002339025762075063269421755344995094046606477232457627240946628676063734403249345849833860703543554912010619420994513914711162040755021415347759286762880822675599010389887941335630869876387577218738937240755366458108406947409889028484322956094070710287632403489822108456670428471096323395308759294565240380502495739934438</text:span><text:soft-page-break/><text:span text:style-name="T9">3292516553675099390869897338585629442126870661446711749467086334498083349995601860674563948503717689753803042668051120695773445693539617113533647903117565928010624890841645555045449418347362975928267462421045791747643597798008186827219320801638342381953956370527406160953146215398450691152590582520404058764168303852712595320793857802714741305795591748218183584522826622864502461963735863232567794872223562479818997122214954718535195984043278755774309348721423048740789923893393696970765940174242798433678472041542177462461857756551316022437917100822018398361962289530709042727977753310266169969377428656185050317381411088850084270788911353877338629267376855570184134321820592616433347882131039130738908810780125636426533439218414835292370913041034375089437800219633402052627241650358088616866886442231028790843398801402157283823910445234006810697689933243445621737186722379310633376457397063477226211135400577680011508227549850698983954802033838854845783123451367288297725112226177997693184024812314552994601405971556627884875795557173195741206188670043657835744554324098398838865219876443003569065632886847925431678530713861034532483931351884358964846129200387793463735954186999995702083205303698480436872947118438181795685861913626857460323506844356042047602079798307835972343889408499456629855078156559393376195962595868385305479760454092529871521808106562879600870892030437985896526068618890632765361451495557459868559240381936010181856220881190163610555191535830403350579918535536237394560318738783602343031954242837380187577478007174834274735014930258655993376850171454982269895369167764068145010943488471610299580603034623155365546684645537249930890911504387143202296584104075441881723477724282780495174102643403788041510400942464111030465832157123581978101503805845450454800547542982314856190648179828795308596257423236254738358462021933273866083513952513384489460039947001813546274005429813355354343457165896346159772793007740083938401322404296605645024731775545814124500772032810462183125516353176138231742382572456294441480853266348065301566993130354818853070683314999564135831650657565224398224688924027407865378667988617593732016577240152768592905467974360927344370381757982477074744838742079756484672987497085774910157849366420862181854551946669192350630985350928396496371339571718249210260889384580611003065943243391320523431213758407883128487852110422186355526337495751486439687290011672979234408468498384476200033496485289891844614591198549878920223304542372059052447289565701418274913531694751106338843531791705182355801679245714619693733637740655915738369445065647200994081274972158977807462258847584344205726374456026566841174843566317330778106088872388827178166434984373660633592601874190532259630342556521924987251336476743809465991830207442798360218978575963336539992011339798280994085019455987869746290114288029683778114934806203660897400664537615131174391209811944284079954875911620400726411479747450520356149980731227428617331459308879113241009507710582264594949541602950055816817790199557940583400805155855815391707074082605990219180888713070235076838443236788975729798422373229457831516221798887289323135980540487940756253387320507298396507729859622456758686939207843185015759708150261884757973417854347525821222742669212571861520012964756190279647984316462581060467527554047779633724817138181701922415579158637094316118203794180646221806611113269596452440438424698153122726336031200737339257228334242446108169954630773963819166594229395656203489169627925397027582671144752228699185148085944367632279727609381681244101160566405657226382187240284303396509990267940216623052705592802435485736279614329771716290624521522485529301498422958126063993170639501736946839672511615656494234709487174610873591920988820273564116304090962121159927309446990956958735464005396070205683850885459999219705573207577872793189422797382577139428980413330476969055134658710413053142026088203042028566703564506718091982313981776418297439313648245865955198548342022714886004218504025705057121349975282107833088743885218190328876065795553113110328392568093033483205431691213027139571048123520445069743786852207665199450053490714584469339785001894582295787821090003480570308698345833411370803882159098043133057521672915364973458732434969405366872684874562340438943921613366741831198145718538172528800886646218921349700680706407447902037784891856075324103986748402680231384880707804747509245240560616904053849798639455956051123314704979641219206027159209499812336361229273311131181648472004255782913733219420130410836515943455800647976653394071234208116120364720871451004001516944886688072180230935164889815065546145564158037898988869013165608962248516236782782135454231945291893828248299832733221021050713638126376613158443602695565116940607940584021606864219786791505218297975560683320673059464332659462183050656995892164944796536546983539152074803802378799767807063617880109862446056527406464718475778802446930784799652198999083556056799079389074168899956</text:span><text:soft-page-break/><text:span text:style-name="T9">8464979679165210900332477525282567444845600816328406181510511450028515127172589446460897960447325306317004903406796059978212810026950584569170352676171858218778095834432337499682321346514606231051023117853255725480970935961449767265005366763045622880838442825629531216623070606425343111272263871030444432144451265646090847389349883169557109301624713784660458769699592124999620865832481277341032916841878469364021893785422495488866534536933659265311525598164945598646652482615658609454079575689269956568985541130276644799357060315051521241982290124322650090576149231856077663602658638719607835863581246942933558802738092981319157967995255661253665614842275671121090497945096862579665349537864019477577591930004143196163951696002436018818223989778653101564237273522840309205363355554651750253482673863113258505447062570534797120655789525545587336403152163322435890452942063452402244568273163712557457954397393508191581652354804955705381954792769091846625180524896938762949386776650613556330213094808941107912097235361130991933729321456442963248207263839115466066064673356884611021574937809676912314492507378003561217022737838408807804602284365015332445750932489612028981982061160709217218922110616808500223609291464399271451468465995984754416958271698857419808106141987586249012713332868324109684365955354907163798701050694563789152502731932346402077397178515315790861334260453229928030179588593358248772306408835553794791410681929097400124066037384359546317648898771793441843646788220362838755151281354222052677785065659767288495418678794254825517112648455120752607373945809336292175390087806045294866041854786610285771542462679997322773630496602881586797870046138373336348594373260335907723537117098588864137785487400361041773860525173849524581470922844307786671069886861740309983276122398155258312002814304071526681176076122736414832681568870764535555024716352554994074282361241409862575286205259674849630576343542861996183242854563750554024957117891794830110457236216970039345685560813785209144780682107003848151356257110963631172848625987549609124984727285890346513357447438241927358463862882140784783523441352292450003580861704084312742679313321985785159271201701400573102733237573912586688326935103717461055386016591700959766919521418093503415652661089183065348964371482147792838436154913482310853190700611109768133723419304109282870583328768343543631612822415525297237016176978757339027875669986408955668802954182179468290378428239609704368077687337550449855288755899843398971764124105159555147980515258154377420808874795209185069852183481275107714448350311096691659466893274445268595472437108908108643200506900041831797664820289596605694210159001232981379257396941451118770999680471268135421297109180473536517325918622101891280964731205588578973940085991766088103834805040140239726680681751604987112325863469605045240061821053605559803411922652061519632408427994955870250439878277035524093464989556243480519214657802996462425075162078095676580634958051019889925865591238076536571078514201000050637355916133455572628174827490032079711967124157812516989833313518500838546643621676865173656039330506904519796792820941564529607637109904763916510205314707004653150995171121434848134821350512509790791697290965932213488153990833312102010776103058139351573508622002666274424245980990558438169094012845265187573799228840950070985493694500123331630670378370541913833150215884329578838246987779489925268732993926468695113767084269204564723074004481977778141847991534052124396875313726139876517251321313880442598135921630549475649722027261931541873961527136969165114668494131619993967546213120462008430118878936328869832807016069401838368305600646357358881662882452350114768748976873279940730472617393345513855718181034733658431291208778581767195064290512477253051046241559100103219426888589648545990355228777344874383658190778652177850417597782129682929781894440142865448633718339593843452297938157979620834622198220093972101876832893096382352827193402663403295221530381622567103283425265213836473051286916577985127241110452183529763139882151590654330537714154328849230010238690102387456650718225413677126189923060710340846673283992220197944542998539751097196206299567465113170198888419139721190021923416517152793908284633409243847717217591442374055149336027510851481916302914019170393391586023033452727591780408881679436875696957262781135611406789096247368007762521605152977004456230428459645802983377159164877378577083151676733704720674448643961736890869169606474965504269932822554555839297645020670576653995888229195770604612124976431257800317560021902618226019433719213540328285111653482160127098347909620658365104761440205949945684349561548928450975322756784118025085505287583292588433633626747311728158482849618848472496504864679776003336654549513799792791000990489218212041570588695166681901114198480858887438216044545584638919317764580966269134726403477639984763247447523202652019485255996973908000961156790241646142471285334914960453876780182985664598087</text:span><text:soft-page-break/><text:span text:style-name="T9">5068341172446855225071709331843992108082074565148466498325620840141538627639377901365050881148104398584813234830867213481559350782251063423702180328734506032973567442791498927975482787861264306196241425156143390647067747270024208505342774482030029458545385790845956782362516252521369862550310147116567772469726584894875043676526718441064947873201016673188356493671095208247718661003967616136211386303382278466105741876598967007534864022604321835325537227600809635768029359977059581167382490415087156770574057301169674705646393526064117811987252498216842547599543212448044287628970769578991665285156014971177233715411642926071626545452738968679698924719606510597896804419777956673515446483792406816554897272898411273085365512870400558521601986688111195667362459445053089834041610106449987391840752053088687370525572153517287483681568281183500616221477272223100145979654981196962267988839709069280197391814323625966237122413037193379739576147589115389325269997790828332560928573900606501442857010863470774863377709897014021545399078264036998877283993792052899868361588715772239104163700212913427548149762384944394039577239363109213528580045489714906945873316814141885661309440099808162490736429127621191598625127036798997981882000605495224391426369277348853512088640076407984914753724763887335279274130566924080976515859132630982206149079215353005572433846391306064269701191903401125161699166304544198464584128482959715256793441953743844062541625218299297961306453580667329654738286152662884259868000368908931179883687431207824155160147117356136790455066716155616797136641207502302937336578059092962045509681934319145822856702647160486611736381798802885279694627290543047387328072587086163037907710929019835912912100676630725946312265897609565970464516294283094785773795326492595710885879065681696565893125081411922424028675629985760665892297489914112173515942187399073982519854879549382511180696139598975263767575044382454861688336092499871986500284930690631310241578455441092321834740198530234457918285833429747629701162088320424430449436684924911850805572285994985474111536792413438820215829881881493587227376898062153906390907871901493284733478122560146216722741706587219212202445504276348192193625763205210539812061456372122968857482334844286841065289505880334076798588870661276017128374608893527007769338178997414230742080210071216015593461287852603680394372881806194910382775093164690962659741445003703900255985419262689669912733510741920191817668793979332951459127775367075644323384323326852624261669227713662751468660885641225961308287574905973522434543008730409171924339125063669630198076156668828563501834834053122267368717360234711313099112799410536484484188394557935056227181587180547564089160770685203238181508637565049782737903958560941438204687927019454146205800930437535962559464241141806686607370367940938463763323324985897010728818342232835931827350921084055737894716153511563701868248310226744985267768661876847685388741961742101305377673038171164724663682471570527502410530649232465011578664628126900927564611975903252088154885595339678534489236125720003717761222190408740339668692948312288543050610865190946241308380480080372139466210141934058821702409689166102931935999937595247360592337206550635397377149031283100867437420218455527803303425242722722545638475458716519945386126199343856997451215573498002636165374749512455774005345864712178723060340179783379300253530826423791451764137008288610905578938476162297724758453018071867245004917193840735833304001836843990938569652377887475051638301006128417022259006323912636674750649078524115171821870118383175897250241588807801434070553462821971537930402480253524735365388545862863122904001560322502790631872951871491220083285980887313506629575245825737956696405375410446085609399444265677469619328983046144524433702270053334662728875173006404309727544032674279690428199232261282861216236536018341142252642386146153326206870479852954041764205277384010341454019932601737948463530474406527542115431963958161465259829414411334990502592987639316512943645531912493745202721289786210821997232039136101496856881251862186817561938398521174055481401675020485481995653289975818920139005818429215906420068498433788808608659436140364202747405226343862030095494512099828208888155011542635643412279391184969846353496230061059787309423889344389991292814533906030241841222433500343832679585798456581036614480893004111808818828129511794598452604052270796672309592972487211227061781126950377270305386192369459858497942137239503317158039101191242506245470715568453352922675307275335613662663566416509464178102108404888231053090033698018121993146191637860380885692709587002106521454679154524838834062534080726622714702961938714646533129921240998766489116447612554111599445678630199238322376447054562604877295175858952662850377525218455946499214690361585721139306348737775724619257629147625868015020878622908137106692605781883549799572754035569329723181318192291351052400530441439308567367579780561381803382919088</text:span><text:soft-page-break/><text:span text:style-name="T9">9869161755840714502480717780427623423053197917289136927013460836529998995425648247168454831432781599893606126801384816810798656308717329530463275430355793364525329459030696611828888304838298413581237375302826949549254878656837675247646786792363065410221867918087058339203243894926581736369817603400855232819782288222404998908398835151793704864107837038452390422852058243586475239776721272023715991665883610657341912432213751679940884459726170764459901020858332998603906491935206722300628783247442568520166919271920180557643147358156838618956142926171363427983724524454576894872038835183968953539900572947195544427290048584951153947526682440942105466729817554708129392127002953783096605828910578927322740121665652406050742825292905392990957227123236738475889604440256983907481305515752308577955204008922048730819252598089274741596169319910022511909346055416664101218775970352598330602315616772364730656371982204348731354654302356964531775362209023393495213506761359558928564619836778432310703063531176874957710877660361196423972227847864258384367006673102585062023368760860290063723775325724307051338281189884181847622554869496837693124075213849849701474379216955897173927906208465447035291364158013783877906870468799394734404331827926072548676554046604312099615989563615446057095168483692757208073323800392847144356906643409754308795659916665559206285085891928409331282176178289989209868935064672988862431805029817353838122416700803024826692877232336557450991172438724605983808234927204007273835971485688537739402993595329893032964999437292625334810383863668839947458569294114648735088340221329327450109380297401360637155819686129881791753941533805545562255480373805016011931687144609220379384420391896768703644892866072451466244546241935516092489816413296013459324549887953763698939949824619754422085837965337874845766310916811060482912416003317891946107260767366584242438750618257122583950099052362546856227889169211069777080568561289484223593986525420917930349818013007495130239612755503789280725920892683149544967028536066292127914772188787370126163002907825153883286890612452325590942254242819401287221161886901067098477278976806714566652482346439957394882039870580164953337119952311199564194656204773682613785722804669069366079139760263572136304538083005295107237250333100938487523826790041053820201050479768055409780590471374878078420696463093416185958892153859943643184138784267186987796147833977405739876511842642305153318463967900862442743670282737917084428319576527664031371588719734798540111036139547143291777015675388597072078707258040024763703166651051832688324618027963238886143037189912804434079467619114560380078701812687152619403322031623214304840689081562218621049636427754040232848134944220419105301780775800145437456350160148930196685422287139310176761607351055048726639007088745517914011210147844287521999083062175786532620526635986287801065944851578120179109445698657960859960346638642804289488211956458251399213890348989153363679438421944869425984635482566598912189304669198301050136295013760914438310200940884070969745443181766209721877730221033801571628040064074283028710023528462039768615315019601600218997622244640423058021936622750570338616649229704640588555416991922777322747714520998410515889201801262355887880462344552995409660528531895090725580078814921237906522958985531118815744787459337787783968641859880289039015164327551002992393138160275143642263737807288847153707215799706130980582248145834088669403430990995115440219312717530562863802035359304671231877921010710051269287844868185618397927177881033794550324299941430731452575674730714093126531586717425908843784637993135997446218821491538265632649732485273280640429468409376315868693620572342454757039178427262805316503747647336081169093469981028227634568168895446545243555388470101027667217662276221573456678051640509801100194109579830653737546006944533775392099941319426844007877131262712215416284375170214405772146745651854324727505248947198494002998516683528672682554892179802904143786576457327679795219822160852660473957685981767758535251048274827384910730408814614818624957783250872305174128244572385591772399517752987499156039602088891637796267081660371882928856873643252229999870180224669901374343295555855228859481185133907325854890052203195367194048341795346739609889725695099399818854326604335612899026686660251186309430250839836500006852003255090754699938230274656067441507218535239497636644990169910617503397120359692643599614426034288866095314486735122269143002325404301888585848422338413422129676711504278913978919299478268198731846964086725468209698762698089316556621993332308360398802657542746925208651390942309316360348836391942008210845956318636165302882352264345999658248260470640808709484653749318958166199833218360471642296509824565119486865282894808765501019771043157477070872392731997618002205463237518350521697327376558125881908394581419367191399063887274267455650673094384521429294243798330501599431184850458877343001550769884931089141892007273</text:span><text:soft-page-break/><text:span text:style-name="T9">9247124263636340872077777311475761312733305281659416908876419003591705220500083035701720512529634387814970927235651214172516857097329239418043044019514960155087693013105445192288377686884454759149677078379158759253110647064399305774908430669722316817532852583878666381071810976278954164475911612513093170193066101830691930388686144057878923651854962388375896210110739335853847550501044980493375682567632990197344384881102278618840647141530134835640422495360469889378183148563630247488686939810156983146586064643162706612864406131316727464494999514961467098322391032415869646446886364951051258140969729884141644526692784194283088764618049224672864082407960554076575479900719572835749273136713887917397894365007791065732730147819558984280030806980367918531668006052618595419422334402362056247254178511124872792382703445611788410751684786887267325061273545506303543332965326635563610782173157940320488628525191286331652163882530092565749691822480064703082681823651215855420416311083833987959366291727710959275756934927618787963293466787452854461409647095098364177457821171799660906309467670773700175972078010383556254827860154193850054938450357406211179004150714309607145615590703030461165334574872433415089891997681708928829053099383944359043594534662668638100373073294717680214327059921139077075396789887414419632488593239693278649548032396635712900457906062052457610027891348220362160447360803169316021459858485200136507854166395402145333616434731163563798285314500812128501004319067076594336421105882144246855161735058014561572946962284076515965563931827749241890401041664217099487591533078527747288618578287653248136151398465598021572431340624489513789444479594850085023306539974442440451650792713777586822815761930709685989767517574420329810122389022641738689663990603800794294126774738277173171227077461400661751699618959145047943393024986575228148954616150242285821758984067374654408451975075253968985199485330132894343156866219761619894160230261226919016662835166663087350601801621602301338285788051168752201731934470945828108003939784796341299185876323345961546701740193701355735222452317452395133221469357095236122445261502168351053010687470499512872821640195074247431127194737273385636015516097321668155209436610420886854620430656810875837957431993770751320311483622675637095957714045329114955207592612249800922145577373566653585788574820853871275606944699611715484597482768176538634068626861300866885761399267699032864407986746602571063717758368124336055620361443092217320850992004555000422425458767231401999126482999097836183014068156463986744649610387603023638022774188018704385035089171736944326558320087349981991802025179277732858777424292974104329761547765999921655264258682679400329419063410702645263935988555553343918683587218928439197804138921151748129764519223350419514713925059447372549755931688155897217393559264672027866437737721129306006443462714051945741050404750347212642293685824332211811342912234150689194984563987176883127985330328237164008911927964101906679762727118784843485486388922841699450494822722520821082027394414214111226241588529484501989555917219817451799413144036650531903856495956570445910854953270980012528783136213659801319113454972711127015558256255809246510658648117196607495778339603865626543565324150479260651855092348264436072801763281094295685293335539368133609943902206681378940420298001737865362113456537946287425419387407488641406144627924176150451736820425474318702406203048102145327726574561244575768808808555093182203273422321742416775831114046146739914861193027786509526456582475538295295902656813285419407561380111523084713277016222719797179328037023102339117110227143280792529363746015040923019969251735593685407628322240158486127246262287057218989982390488009674513807648737983840370480399787384990231412460609495879545464228931041063103116933378125283375432560800705089793233016118447962187399646535010839135303402054328796671790227377212807258399069774256195453044904045062390611751097284616884209459824077020352868942318912602190194878084768214815104921021949724237364825710880903395337314839085385529145733037685291568686688016024187440868455296600464185905349121174818599669884810463317939592555305554180419647465710983760260013603150560371097532956504553740812379334754687882423370017397884203993292813990476158318085615938212850309942113692499888663350557972167810290801786021302446869562070718084536860071511936846408756507832833374499617635251314655254504997081845095888848690831753571831223079271035955677931627211676033580402560315630596769371072028206608112661425489038187490127033330264631630544478361260654125365658051935364188328492433481189852149141110242505188488794063520074580945838519705082540226733056805040526824868481552995948760004116901698376598112936852622452365627435095216171325549374926900771029741597114487855099954896212902185597898525347594530494734361979713537852692590883383668993292414877093475981309389063428367499597027229495462716426834752433298904595561034412176</text:span><text:soft-page-break/><text:span text:style-name="T9">8185681478105852066872860712879363608238798948008354475271616601955813242025015295855881064679037497963641229493308209373979798513396599845316240195589495779730505545572735473321297994125993768421712258547868393478035339609350074091382677227948148346770761741030390370955124890151218492019600394097766190907484114934636053134729068463584785699778077492034463432485644138760313251087579448908920761217524184705516957784027836983940703963673663924744086854255130756211035254982907530858347225806653367234803866980855301322699798535306412392943408690393897436963105737848664399004005604097713300823333945242138506227299851613954423827663929402289749979918410673324291966802991315989114807419579298818155355048415752996987217618774787657380287175224694541893256049873112293050440890152075231001724357238832844966036228263346036626518451323418875542945919522572682037687902345423819737166114678658571158079117950433774539692043545589136797886254475262559693076628859077710146335684684041688164761858967637574816886024224433059728405272449082093397991395384729275769091033289791543156195718970233101027895936912205729126819803861547593423271107060533262877327791737768781522359943764618187411521861621219848994267625247925128237175462010441436112339887196634067715470122217777031466058008918337226987429630696449439229030274880288086612681047820570523272963917098790241218322969344325896571707736368176703591337254286799713804004345117975225221096831024871069127899564392272512204518490957245017258165241927551860708046733855214892245902928643733564716040035231784947806019904961575564007911896059448788509688317066753460767198152678833087341660277100403372476572467110900511849896738182180393698040912854454619386888882155413156374723545603857087173373516702360358574483210910679725679896381115407862422775228077201648073984434187204725639511872983957102645620734433653077477306011369671983206723491425017631264498765189349350588714380864278550863365415982503190656398324090517066171234445744489410533530011263524260808996251320481306761571130566917803745995144001385223631904014759104131505891647555527923972093643565279712231536501508604639983324335618891410356575648013547630038324883079954851300250195217101285234976521484800091738968901782235904581343881123551125375576082652616918441615441953156113698542833820885319830102136624031805076539077511691279454791228380949579880647295287209968141846237411063687459096584338426659459152415671401591874998044756046424437474463239039986551393259573527855323544082563647066862817075397136168056140791382152051988820016413501794783947152642476802008294968214893692636473984438986692322256653488657401981241393026488339639447239510140175138058072621227302714748117053923776404125839141824121372023967023337277888864178280627200660524956885633988051583210619608942578589000178918537625470587338317683357001641001132104488794494748683869284279830943768713676625016854635218568215921006818339825841591364733946100470289691843360409330686283420988248043223322265785023539661055540171488560386727152174777933499056591343321882443550459556934543662392215645795132413490487616184019510484102625492867110599281302334024691467390025788853527465913516031908219804528474942250139685213768892325616012059232330753973153372932965306048619644347889090524448554838985366962061090238272873863915868869790462519580345234308483768717388953886315290913628545433618000372934933801960664846605714990403761716472331299378909212795783631667447026997537880952102713877146964790282307901705401043030321397078874260327271044179269540772094880541349282773364090466328268209610355170884604100362238864521768881000707054164610129073922141198008439250406233524371423389573306486807266845090517828951075220656517051300165831271560462361224144693390015591086885611900095126572097831845721602593110340529026591407578340157311046561768578898173216279482715076457756902094853994065555395702049595685312667862614154254229077170018492695962189909859578971879506433964219257756790878918750814154450796283512196338194910158410486887224672352316569954975035266910197158584026254099612729405688045865633569231388086074463740975305723969236263204524134451706661824959493849768652706044065185500289662883422316960330680087016256345219596786002759599242321263252155349120430603411839258578654170987903978812782000887295570593042135474138206115861970481995611477941176945407296546269107491433999830571399700631347530565299858305557020327459244841270143353970486672369293983098164985085362114390250955520993989023696736286327457952883787005123926315077010064485387049952916500646279672146142906983374173285974364201393330759256763643663056948524738823235800685918946033132157985703062477157583850065243854645706692110104765621208952920747729175490374566337694896823959117699100154735766927479859331017885171782190710351330542889872990014371258542377825854036041636249600000000000000000000000000000000000000000000000000000000000000000000000000000000000000000000000000</text:span><text:soft-page-break/><text:span text:style-name="T9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3:30:45.268434115</meta:creation-date>
    <dc:date>2017-04-08T02:43:18.156588164</dc:date>
    <meta:editing-duration>PT38M1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3" meta:paragraph-count="19" meta:word-count="113" meta:character-count="61208" meta:non-whitespace-character-count="61111"/>
  </office:meta>
</office:document-meta>
</file>